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3701EF963392DDB8A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ffff" draw:fill-color="#000000" draw:textarea-horizontal-align="justify" draw:textarea-vertical-align="middle" draw:auto-grow-height="false" fo:min-height="0cm" fo:min-width="0.5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05cm" svg:height="19.005cm" svg:x="1.001cm" svg:y="1.001cm">
          <draw:image xlink:href="Pictures/1000000000000370000003701EF963392DDB8A48.png" xlink:type="simple" xlink:show="embed" xlink:actuate="onLoad" draw:mime-type="image/png">
            <text:p/>
          </draw:image>
        </draw:frame>
        <draw:polygon draw:style-name="gr2" draw:text-style-name="P2" draw:layer="layout" svg:width="0.904cm" svg:height="0.904cm" draw:transform="skewX (0.0022689280275926) rotate (0.822050077689329) translate (4.44548001654079cm 5.128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) rotate (0.822050077689329) translate (6.64648001654079cm 7.329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8.74748001654079cm 7.330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8.74848001654079cm 5.131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45) rotate (0.822050077689329) translate (8.74948001654079cm 2.932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) rotate (0.822050077689329) translate (10.9504800165408cm 7.333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3.1514800165408cm 5.134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9) rotate (0.822050077689329) translate (15.2524800165408cm 3.035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6.64748001654079cm 9.430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4.44848001654079cm 9.431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3) rotate (0.822050077689329) translate (2.24948001654079cm 9.432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6.65048001654079cm 11.633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4.45148001654079cm 13.834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2.35248001654079cm 15.935445566037cm)" svg:viewBox="0 0 905 905" draw:points="0,560 0,339 342,339 342,0 563,0 564,340 905,340 905,562 564,561 564,905 342,905 342,561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8T14:02:05.827439826</meta:creation-date>
    <dc:date>2025-11-19T18:14:26.980599748</dc:date>
    <meta:editing-duration>P1DT2H51M19S</meta:editing-duration>
    <meta:editing-cycles>5</meta:editing-cycles>
    <meta:generator>LibreOffice/7.3.7.2$Linux_X86_64 LibreOffice_project/30$Build-2</meta:generator>
    <meta:document-statistic meta:object-count="15"/>
  </office:meta>
</office:document-meta>
</file>